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Standard">
      <style:table-properties style:width="7.0319in" fo:margin-left="-0.0035in" fo:margin-top="0in" fo:margin-bottom="0in" style:page-number="auto" table:align="left" style:writing-mode="lr-tb"/>
    </style:style>
    <style:style style:name="Table1.A" style:family="table-column">
      <style:table-column-properties style:column-width="3.5167in"/>
    </style:style>
    <style:style style:name="Table1.B" style:family="table-column">
      <style:table-column-properties style:column-width="3.5146in"/>
    </style:style>
    <style:style style:name="Table1.1" style:family="table-row">
      <style:table-row-properties style:min-row-height="1.9986in" fo:keep-together="auto"/>
    </style:style>
    <style:style style:name="Table1.A1" style:family="table-cell">
      <style:table-cell-properties style:vertical-align="middle" fo:background-color="#ffffff" fo:padding="0in" fo:border="0.5pt solid #d9d9d9">
        <style:background-image/>
      </style:table-cell-properties>
    </style:style>
    <style:style style:name="Table1.3" style:family="table-row">
      <style:table-row-properties style:min-row-height="1.9917in" fo:keep-together="auto"/>
    </style:style>
    <style:style style:name="Table1.4" style:family="table-row">
      <style:table-row-properties style:min-row-height="2.05in" fo:keep-together="auto"/>
    </style:style>
    <style:style style:name="Table2" style:family="table">
      <style:table-properties style:width="7.0319in" fo:margin-left="0in" fo:margin-top="0in" fo:margin-bottom="0in" table:align="left" style:writing-mode="lr-tb"/>
    </style:style>
    <style:style style:name="Table2.A" style:family="table-column">
      <style:table-column-properties style:column-width="3.5167in"/>
    </style:style>
    <style:style style:name="Table2.B" style:family="table-column">
      <style:table-column-properties style:column-width="3.5146in"/>
    </style:style>
    <style:style style:name="Table2.1" style:family="table-row">
      <style:table-row-properties style:min-row-height="2.05in" fo:keep-together="auto"/>
    </style:style>
    <style:style style:name="Table2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</style:style>
    <style:style style:name="P2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  <style:text-properties style:font-name="Arial" fo:font-size="9pt" style:font-size-asian="9pt" style:font-name-complex="Arial2" style:font-size-complex="9pt"/>
    </style:style>
    <style:style style:name="P3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  <style:text-properties officeooo:paragraph-rsid="0002a537"/>
    </style:style>
    <style:style style:name="P4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  <style:text-properties officeooo:rsid="0002a537" officeooo:paragraph-rsid="0002a537"/>
    </style:style>
    <style:style style:name="P5" style:family="paragraph" style:parent-style-name="Standard">
      <style:paragraph-properties fo:margin-left="0.1972in" fo:margin-right="0.1972in" fo:margin-top="0.0835in" fo:margin-bottom="0.0835in" style:contextual-spacing="false" fo:text-indent="0in" style:auto-text-indent="false"/>
      <style:text-properties officeooo:paragraph-rsid="0003d463"/>
    </style:style>
    <style:style style:name="P6" style:family="paragraph" style:parent-style-name="Standard">
      <style:paragraph-properties fo:margin-left="0in" fo:margin-right="0.1972in" fo:margin-top="0.0835in" fo:margin-bottom="0.0835in" style:contextual-spacing="false" fo:text-indent="0in" style:auto-text-indent="false"/>
    </style:style>
    <style:style style:name="P7" style:family="paragraph" style:parent-style-name="Text_20_body">
      <style:paragraph-properties fo:margin-left="0.1972in" fo:margin-right="0.1972in" fo:text-indent="0in" style:auto-text-indent="false"/>
    </style:style>
    <style:style style:name="P8" style:family="paragraph" style:parent-style-name="Text_20_body">
      <style:paragraph-properties fo:margin-left="0.1972in" fo:margin-right="0.1972in" fo:margin-top="0in" fo:margin-bottom="0.0835in" style:contextual-spacing="false" fo:text-indent="0in" style:auto-text-indent="false"/>
    </style:style>
    <style:style style:name="P9" style:family="paragraph" style:parent-style-name="Text_20_body">
      <style:paragraph-properties fo:margin-left="0.1972in" fo:margin-right="0.1972in" fo:margin-top="0in" fo:margin-bottom="0.0835in" style:contextual-spacing="false" fo:text-indent="0in" style:auto-text-indent="false"/>
      <style:text-properties style:font-name="Arial" fo:font-size="9pt" style:font-size-asian="9pt" style:font-name-complex="Arial2" style:font-size-complex="9pt"/>
    </style:style>
    <style:style style:name="P10" style:family="paragraph" style:parent-style-name="Text_20_body" style:list-style-name="WWNum5">
      <style:paragraph-properties fo:margin-left="0.4472in" fo:margin-right="0.1972in" fo:text-indent="-0.25in" style:auto-text-indent="false"/>
    </style:style>
    <style:style style:name="P11" style:family="paragraph" style:parent-style-name="Text_20_body" style:list-style-name="WWNum5">
      <style:paragraph-properties fo:margin-left="0.4472in" fo:margin-right="0.1972in" fo:margin-top="0in" fo:margin-bottom="0.0835in" style:contextual-spacing="false" fo:text-indent="-0.25in" style:auto-text-indent="false"/>
    </style:style>
    <style:style style:name="P12" style:family="paragraph" style:parent-style-name="List_20_Paragraph">
      <style:paragraph-properties fo:margin-left="0.1972in" fo:margin-right="0.1972in" fo:margin-top="0.0835in" fo:margin-bottom="0.0835in" style:contextual-spacing="false" fo:text-indent="0in" style:auto-text-indent="false"/>
    </style:style>
    <style:style style:name="P13" style:family="paragraph" style:parent-style-name="List_20_Paragraph" style:list-style-name="L1">
      <style:paragraph-properties fo:margin-top="0.0835in" fo:margin-bottom="0.0835in" style:contextual-spacing="false"/>
    </style:style>
    <style:style style:name="T1" style:family="text">
      <style:text-properties style:font-name="Arial" fo:font-size="9pt" fo:font-weight="bold" style:font-size-asian="9pt" style:font-weight-asian="bold" style:font-name-complex="Arial2" style:font-size-complex="9pt"/>
    </style:style>
    <style:style style:name="T2" style:family="text">
      <style:text-properties style:font-name="Arial" fo:font-size="9pt" fo:font-weight="bold" officeooo:rsid="0002a537" style:font-size-asian="9pt" style:font-weight-asian="bold" style:font-name-complex="Arial2" style:font-size-complex="9pt"/>
    </style:style>
    <style:style style:name="T3" style:family="text">
      <style:text-properties style:font-name="Arial" fo:font-size="9pt" fo:font-weight="bold" officeooo:rsid="0003d463" style:font-size-asian="9pt" style:font-weight-asian="bold" style:font-name-complex="Arial2" style:font-size-complex="9pt"/>
    </style:style>
    <style:style style:name="T4" style:family="text">
      <style:text-properties style:font-name="Arial" fo:font-size="9pt" style:font-size-asian="9pt" style:font-name-complex="Arial2" style:font-size-complex="9pt"/>
    </style:style>
    <style:style style:name="T5" style:family="text">
      <style:text-properties style:font-name="Arial" fo:font-size="9pt" officeooo:rsid="0002a537" style:font-size-asian="9pt" style:font-name-complex="Arial2" style:font-size-complex="9pt"/>
    </style:style>
    <style:style style:name="T6" style:family="text">
      <style:text-properties style:font-name="Arial" fo:font-size="9pt" officeooo:rsid="0003d463" style:font-size-asian="9pt" style:font-name-complex="Arial2" style:font-size-complex="9pt"/>
    </style:style>
    <style:style style:name="T7" style:family="text">
      <style:text-properties style:font-name="Courier New" fo:font-size="9pt" style:font-size-asian="9pt" style:font-name-complex="Courier New1" style:font-size-complex="9pt"/>
    </style:style>
    <style:style style:name="T8" style:family="text">
      <style:text-properties style:font-name="Courier New" fo:font-size="9pt" officeooo:rsid="0003d463" style:font-size-asian="9pt" style:font-name-complex="Courier New1" style:font-size-complex="9pt"/>
    </style:style>
    <style:style style:name="T9" style:family="text">
      <style:text-properties style:font-name="Arial1" fo:font-size="9pt" officeooo:rsid="0002a537" style:font-size-asian="9pt" style:font-name-complex="Arial2" style:font-size-complex="9pt"/>
    </style:style>
    <style:style style:name="T10" style:family="text">
      <style:text-properties style:font-name="Courier 10 Pitch" fo:font-size="9pt" style:font-size-asian="9pt" style:font-name-complex="Arial2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972in" fo:text-indent="-0.25in" fo:margin-left="3.1972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1">1) W</text:span><text:span text:style-name="T2">ie sollte die Ausgabe aussehen?</text:span></text:p>
            <text:p text:style-name="P1"><text:span text:style-name="T5">Mache Dir klar, wie die Ausgabe des Programms aussehen wird. Schreibe einige beispielhafte Zeilen der Ausgabe auf.</text:span></text:p>
          </table:table-cell>
          <table:table-cell table:style-name="Table1.A1" office:value-type="string">
            <text:p text:style-name="P1"><text:span text:style-name="T1">2) </text:span><text:span text:style-name="T2">Schritte festlegen</text:span></text:p>
            <text:p text:style-name="P1"><text:span text:style-name="T4">W</text:span><text:span text:style-name="T5">elche Schritte sollte das Programm ausführen und in welcher Reihenfolge? Zeichne Dir ein Ablaufdiagramm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1">3) </text:span><text:span text:style-name="T2">Den richtigen Datentyp finden</text:span></text:p>
            <text:p text:style-name="P1"><text:span text:style-name="T5">Welcher Datentyp in Python ist gut dazu geeignet, Dinge zu zählen? Welche Programmzeilen benötigst Du, um</text:span></text:p>
            <text:p text:style-name="P1"><text:span text:style-name="T4">1) </text:span><text:span text:style-name="T5">den Datentyp zu initialisieren</text:span><text:span text:style-name="T4">?</text:span></text:p>
            <text:p text:style-name="P1"><text:span text:style-name="T4">2) </text:span><text:span text:style-name="T5">ein einzelnes</text:span><text:span text:style-name="T4"> </text:span><text:span text:style-name="T5">W</text:span><text:span text:style-name="T4">or</text:span><text:span text:style-name="T5">t zu zählen</text:span><text:span text:style-name="T4">?</text:span></text:p>
          </table:table-cell>
          <table:table-cell table:style-name="Table1.A1" office:value-type="string">
            <text:p text:style-name="P1"><text:span text:style-name="T1">4) </text:span><text:span text:style-name="T2">Textdaten verarbeiten</text:span></text:p>
            <text:p text:style-name="P7"><text:span text:style-name="T4">W</text:span><text:span text:style-name="T5">elch</text:span><text:span text:style-name="T9">e Python-Funktionen kannst Du verwenden, um</text:span></text:p>
            <text:list xml:id="list2276379815802688929" text:style-name="WWNum5">
              <text:list-item>
                <text:p text:style-name="P10"><text:span text:style-name="T9">E</text:span><text:span text:style-name="T5">ine Textdatei einzulesen</text:span><text:span text:style-name="T4">?</text:span></text:p>
              </text:list-item>
              <text:list-item>
                <text:p text:style-name="P11"><text:span text:style-name="T5">Einen String in Wörter aufzuteilen</text:span><text:span text:style-name="T4">?</text:span>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"><text:span text:style-name="T1">5) Sorti</text:span><text:span text:style-name="T2">eren der Ergebnisse</text:span></text:p>
            <text:p text:style-name="P1"><text:span text:style-name="T4">W</text:span><text:span text:style-name="T5">elcher Datentyp in Python ist gut zum Sortieren geeignet</text:span><text:span text:style-name="T4">?</text:span></text:p>
            <text:p text:style-name="P1"><text:span text:style-name="T5">Wie würdest Du die Wörter und deren Anzahl in dieser Datenstruktur repräsentieren?</text:span></text:p>
          </table:table-cell>
          <table:table-cell table:style-name="Table1.A1" office:value-type="string">
            <text:p text:style-name="P1"><text:span text:style-name="T1">6) </text:span><text:span text:style-name="T2">Sortieren nach der Anzahl, nicht alphabetisch</text:span></text:p>
            <text:p text:style-name="P1"><text:span text:style-name="T5">Nach welchen Kriterien sortiert Python Integers, Strings, Tupel und andere Listen?</text:span></text:p>
          </table:table-cell>
        </table:table-row>
        <table:table-row table:style-name="Table1.4">
          <table:table-cell table:style-name="Table1.A1" office:value-type="string">
            <text:p text:style-name="P1"><text:span text:style-name="T1">7) </text:span><text:span text:style-name="T2">Hat es funktioniert</text:span><text:span text:style-name="T1">?</text:span></text:p>
            <text:p text:style-name="P1"><text:span text:style-name="T5">An welcher Stelle der Ausgabe würdest Du Wörter wie “ist”, “Zauberer”, “Ring” oder “Tageslicht” erwarten? Prüfe ob die Ausgabe Deiner Erwartung entspricht</text:span><text:span text:style-name="T4">.</text:span></text:p>
            <text:p text:style-name="P8"><text:span text:style-name="T5">Falls sie es nicht tut, teste Dein Programm zuerst mit einem kurzen Textabschnitt (2-3 Zeilen).</text:span></text:p>
          </table:table-cell>
          <table:table-cell table:style-name="Table1.A1" office:value-type="string">
            <text:p text:style-name="P1"><text:span text:style-name="T1">8) </text:span><text:span text:style-name="T2">Vorsicht</text:span></text:p>
            <text:p text:style-name="P7"><text:span text:style-name="T5">Sonderzeichen und Großbuchstaben können beim Aufteilen der Wörter das Ergebnis verzerren. Entferne die Sonderzeichen, bevor Du anfängst zu zählen.</text:span></text:p>
            <text:p text:style-name="P7"><text:span text:style-name="T5">Wie läßt sich das erreichen</text:span><text:span text:style-name="T4">?</text:span></text:p>
            <text:p text:style-name="P9"/>
          </table:table-cell>
        </table:table-row>
      </table:table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3"><text:span text:style-name="T2">Schritte festlegen</text:span></text:p>
            <text:list xml:id="list4213522946483807874" text:style-name="L1">
              <text:list-item>
                <text:p text:style-name="P13"><text:span text:style-name="T5">Lies die Datei ein</text:span></text:p>
              </text:list-item>
              <text:list-item>
                <text:p text:style-name="P13"><text:span text:style-name="T5">Teile sie in Wörter auf</text:span></text:p>
              </text:list-item>
              <text:list-item>
                <text:p text:style-name="P13"><text:span text:style-name="T5">Zähle jedes Wort</text:span></text:p>
              </text:list-item>
              <text:list-item>
                <text:p text:style-name="P13"><text:span text:style-name="T5">Sortiere die Wörter nach Anzahl</text:span></text:p>
              </text:list-item>
              <text:list-item>
                <text:p text:style-name="P13"><text:span text:style-name="T5">Gib die häufigsten Wörter + Anzahlen aus.</text:span></text:p>
              </text:list-item>
            </text:list>
          </table:table-cell>
          <table:table-cell table:style-name="Table2.A1" office:value-type="string">
            <text:p text:style-name="P4"><text:span text:style-name="T1">Beispielhafte Ausgabe</text:span></text:p>
            <text:p text:style-name="P7"><text:span text:style-name="T6">1311</text:span><text:span text:style-name="T4"> <text:s text:c="2"/></text:span><text:span text:style-name="T6">und</text:span></text:p>
            <text:p text:style-name="P7"><text:span text:style-name="T4"><text:s text:c="2"/>22</text:span><text:span text:style-name="T6">3</text:span><text:span text:style-name="T4"> <text:s text:c="2"/></text:span><text:span text:style-name="T6">prinzessin</text:span></text:p>
            <text:p text:style-name="P8"><text:span text:style-name="T4"><text:s text:c="2"/></text:span><text:span text:style-name="T6">175</text:span><text:span text:style-name="T4"> <text:s text:c="2"/></text:span><text:span text:style-name="T6">sultan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3">Textdaten verarbeiten</text:span></text:p>
            <text:p text:style-name="P1"><text:span text:style-name="T6">Lesen einer Textdatei:</text:span></text:p>
            <text:p text:style-name="P1"><text:span text:style-name="T7">text = open(</text:span><text:span text:style-name="T8">dateiname</text:span><text:span text:style-name="T7">).read()</text:span></text:p>
            <text:p text:style-name="P1"><text:span text:style-name="T6">Einen String zerteilen</text:span><text:span text:style-name="T4">:</text:span></text:p>
            <text:p text:style-name="P1"><text:span text:style-name="T8">woerter</text:span><text:span text:style-name="T7"> = string.split()</text:span></text:p>
          </table:table-cell>
          <table:table-cell table:style-name="Table2.A1" office:value-type="string">
            <text:p text:style-name="P1"><text:span text:style-name="T3">Den richtigen Datentyp finden</text:span></text:p>
            <text:p text:style-name="P1"><text:span text:style-name="T4">Dictionaries </text:span><text:span text:style-name="T6">sind zum Zählen von Dingen geeignet</text:span></text:p>
            <text:p text:style-name="P1"><text:span text:style-name="T7">counter = {}</text:span></text:p>
            <text:p text:style-name="P1"><text:span text:style-name="T7">counter.setdefault(</text:span><text:span text:style-name="T8">'palast'</text:span><text:span text:style-name="T7">, 0)</text:span></text:p>
            <text:p text:style-name="P1"><text:span text:style-name="T7">counter[</text:span><text:span text:style-name="T8">'palast'</text:span><text:span text:style-name="T7">] += 1</text:span></text:p>
          </table:table-cell>
        </table:table-row>
        <table:table-row table:style-name="Table2.1">
          <table:table-cell table:style-name="Table2.A1" office:value-type="string">
            <text:p text:style-name="P1"><text:span text:style-name="T1">Sorti</text:span><text:span text:style-name="T3">eren nach Anzahl anstatt nach Wörtern</text:span></text:p>
            <text:p text:style-name="P1"><text:span text:style-name="T6">Versuche die folgenden Listen in der Python Shell zu sortieren</text:span><text:span text:style-name="T4">:</text:span></text:p>
            <text:p text:style-name="P1"><text:span text:style-name="T7">[ ( </text:span><text:span text:style-name="T8">'</text:span><text:span text:style-name="T7">aaa</text:span><text:span text:style-name="T8">'</text:span><text:span text:style-name="T7">, 100), ( </text:span><text:span text:style-name="T8">'</text:span><text:span text:style-name="T7">bbb</text:span><text:span text:style-name="T8">'</text:span><text:span text:style-name="T7">, 20) ]</text:span></text:p>
            <text:p text:style-name="P1"><text:span text:style-name="T6">u</text:span><text:span text:style-name="T4">nd</text:span></text:p>
            <text:p text:style-name="P1"><text:span text:style-name="T7">[ ( 100, </text:span><text:span text:style-name="T8">'</text:span><text:span text:style-name="T7">aaa</text:span><text:span text:style-name="T8">'</text:span><text:span text:style-name="T7">), ( 20, </text:span><text:span text:style-name="T8">'</text:span><text:span text:style-name="T7">bbb</text:span><text:span text:style-name="T8">'</text:span><text:span text:style-name="T7">) ]</text:span></text:p>
            <text:p text:style-name="P2"/>
          </table:table-cell>
          <table:table-cell table:style-name="Table2.A1" office:value-type="string">
            <text:p text:style-name="P1"><text:span text:style-name="T1">Sorti</text:span><text:span text:style-name="T3">eren</text:span></text:p>
            <text:p text:style-name="P1"><text:span text:style-name="T6">Listen in Python lassen sich gut sortieren</text:span><text:span text:style-name="T4">. </text:span></text:p>
            <text:p text:style-name="P1"><text:span text:style-name="T4">List</text:span><text:span text:style-name="T6">en können Tupel enthalten, z.B.:</text:span></text:p>
            <text:p text:style-name="P1"><text:span text:style-name="T8">daten</text:span><text:span text:style-name="T7"> = [ (12, 34), (56, 78) ]</text:span></text:p>
            <text:p text:style-name="P1"><text:span text:style-name="T8">daten</text:span><text:span text:style-name="T7">.sort()</text:span></text:p>
            <text:p text:style-name="P2"/>
            <text:p text:style-name="P2"/>
          </table:table-cell>
        </table:table-row>
        <table:table-row table:style-name="Table2.1">
          <table:table-cell table:style-name="Table2.A1" office:value-type="string">
            <text:p text:style-name="P1"><text:span text:style-name="T3">Vorsich</text:span><text:span text:style-name="T1">t</text:span></text:p>
            <text:p text:style-name="P1"><text:span text:style-name="T6">Sonderzeichen lassen sich einzeln mit der Funktion</text:span><text:span text:style-name="T4"> </text:span><text:span text:style-name="T10">str.replace()</text:span><text:span text:style-name="T4"> </text:span><text:span text:style-name="T6">entfernen</text:span><text:span text:style-name="T4"> – o</text:span><text:span text:style-name="T6">de</text:span><text:span text:style-name="T4">r </text:span><text:span text:style-name="T6">k</text:span><text:span text:style-name="T4">omfortabl</text:span><text:span text:style-name="T6">er</text:span><text:span text:style-name="T4"> </text:span><text:span text:style-name="T6">mit regulären Ausdrücken</text:span><text:span text:style-name="T4">.</text:span></text:p>
          </table:table-cell>
          <table:table-cell table:style-name="Table2.A1" office:value-type="string">
            <text:p text:style-name="P1"><text:span text:style-name="T3">Hat es funktioniert</text:span><text:span text:style-name="T1">?</text:span></text:p>
            <text:p text:style-name="P5"><text:span text:style-name="T6">Die ersten vier Plätze sollten sein:</text:span></text:p>
            <text:p text:style-name="P5"><text:span text:style-name="T6">1311 <text:s text:c="4"/>und</text:span></text:p>
            <text:p text:style-name="P5"><text:span text:style-name="T6"><text:s text:c="2"/>990 <text:s text:c="4"/>die</text:span></text:p>
            <text:p text:style-name="P5"><text:span text:style-name="T6"><text:s text:c="2"/>968 <text:s text:c="4"/>der</text:span></text:p>
            <text:p text:style-name="P5"><text:span text:style-name="T6"><text:s text:c="2"/>867 <text:s text:c="4"/>er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0pt" fo:language="pl" fo:country="PL" style:letter-kerning="true" style:font-name-asian="Arial Unicode MS" style:font-size-asian="10pt" style:language-asian="pl" style:country-asian="PL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0%"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665in" fo:margin-bottom="0.0835in" style:contextual-spacing="false" fo:text-align="center" style:justify-single-word="false" fo:keep-with-next="always"/>
      <style:text-properties style:font-name="Verdana" fo:font-family="Verdana" style:font-family-generic="roman" style:font-pitch="variable" fo:font-size="31pt" fo:font-weight="bold" style:font-size-asian="31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665in" fo:margin-bottom="0.0835in" style:contextual-spacing="false" fo:keep-with-next="always"/>
      <style:text-properties style:font-name="Verdana" fo:font-family="Verdana" style:font-family-generic="roman" style:font-pitch="variable" fo:font-size="18pt" fo:font-weight="bold" style:font-size-asian="18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665in" fo:margin-bottom="0.0835in" style:contextual-spacing="false" fo:keep-with-next="always"/>
      <style:text-properties style:font-name="Verdana" fo:font-family="Verdana" style:font-family-generic="roman" style:font-pitch="variable" fo:font-size="16pt" fo:font-weight="bold" style:font-size-asian="16pt" style:font-weight-asian="bold" style:font-size-complex="14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665in" fo:margin-bottom="0.0417in" style:contextual-spacing="false" fo:keep-with-next="always"/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aption" style:family="paragraph" style:parent-style-name="Standard" style:default-outline-level="">
      <style:text-properties fo:font-size="10pt" fo:font-weight="bold" style:font-size-asian="10pt" style:font-weight-asian="bold" style:font-size-complex="10pt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Quote" style:family="paragraph" style:parent-style-name="Standard" style:default-outline-level="">
      <style:text-properties fo:font-style="italic" style:font-style-asian="italic" style:font-style-complex="italic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fo:color="#000000" style:font-name="Verdana" fo:font-family="Verdana" style:font-family-generic="roman" style:font-pitch="variable" fo:font-size="31pt" fo:language="en" fo:country="US" fo:font-weight="bold" style:font-name-asian="Arial Unicode MS" style:font-family-asian="'Arial Unicode MS'" style:font-family-generic-asian="system" style:font-pitch-asian="variable" style:font-size-asian="31pt" style:language-asian="en" style:country-asian="US" style:font-weight-asian="bold" style:font-name-complex="Tahoma1" style:font-family-complex="Tahoma" style:font-family-generic-complex="system" style:font-pitch-complex="variable" style:font-size-complex="16pt" style:language-complex="en" style:country-complex="US" style:font-weight-complex="bold"/>
    </style:style>
    <style:style style:name="Tekst_20_podstawowy_20_Znak" style:display-name="Tekst podstawowy Znak" style:family="text" style:parent-style-name="Default_20_Paragraph_20_Font">
      <style:text-properties fo:color="#000000" fo:font-size="12pt" fo:language="en" fo:country="US" style:font-name-asian="Arial Unicode MS" style:font-family-asian="'Arial Unicode MS'" style:font-family-generic-asian="system" style:font-pitch-asian="variable" style:font-size-asian="12pt" style:language-asian="en" style:country-asian="US" style:font-name-complex="Tahoma1" style:font-family-complex="Tahoma" style:font-family-generic-complex="system" style:font-pitch-complex="variable" style:font-size-complex="12pt" style:language-complex="en" style:country-complex="US"/>
    </style:style>
    <style:style style:name="Nagłówek_20_2_20_Znak" style:display-name="Nagłówek 2 Znak" style:family="text" style:parent-style-name="Default_20_Paragraph_20_Font">
      <style:text-properties fo:color="#000000" style:font-name="Verdana" fo:font-family="Verdana" style:font-family-generic="roman" style:font-pitch="variable" fo:font-size="18pt" fo:language="en" fo:country="US" fo:font-weight="bold" style:font-name-asian="Arial Unicode MS" style:font-family-asian="'Arial Unicode MS'" style:font-family-generic-asian="system" style:font-pitch-asian="variable" style:font-size-asian="18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style-complex="italic" style:font-weight-complex="bold"/>
    </style:style>
    <style:style style:name="Nagłówek_20_3_20_Znak" style:display-name="Nagłówek 3 Znak" style:family="text" style:parent-style-name="Default_20_Paragraph_20_Font">
      <style:text-properties fo:color="#000000" style:font-name="Verdana" fo:font-family="Verdana" style:font-family-generic="roman" style:font-pitch="variable" fo:font-size="16pt" fo:language="en" fo:country="US" fo:font-weight="bold" style:font-name-asian="Arial Unicode MS" style:font-family-asian="'Arial Unicode MS'" style:font-family-generic-asian="system" style:font-pitch-asian="variable" style:font-size-asian="16pt" style:language-asian="en" style:country-asian="US" style:font-weight-asian="bold" style:font-name-complex="Tahoma1" style:font-family-complex="Tahoma" style:font-family-generic-complex="system" style:font-pitch-complex="variable" style:font-size-complex="14pt" style:language-complex="en" style:country-complex="US" style:font-weight-complex="bold"/>
    </style:style>
    <style:style style:name="Nagłówek_20_4_20_Znak" style:display-name="Nagłówek 4 Znak" style:family="text" style:parent-style-name="Default_20_Paragraph_20_Font">
      <style:text-properties fo:color="#000000" style:font-name="Calibri" fo:font-family="Calibri" style:font-family-generic="roman" style:font-pitch="variable" fo:font-size="14pt" fo:language="en" fo:country="US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en" style:country-complex="US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ytat_20_Znak" style:display-name="Cytat Znak" style:family="text" style:parent-style-name="Default_20_Paragraph_20_Font">
      <style:text-properties fo:color="#000000" fo:font-size="12pt" fo:language="en" fo:country="US" fo:font-style="italic" style:font-name-asian="Arial Unicode MS" style:font-family-asian="'Arial Unicode MS'" style:font-family-generic-asian="system" style:font-pitch-asian="variable" style:font-size-asian="12pt" style:language-asian="en" style:country-asian="US" style:font-style-asian="italic" style:font-name-complex="Tahoma1" style:font-family-complex="Tahoma" style:font-family-generic-complex="system" style:font-pitch-complex="variable" style:font-size-complex="12pt" style:language-complex="en" style:country-complex="US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kst_20_dymka_20_Znak" style:display-name="Tekst dymka Znak" style:family="text" style:parent-style-name="Default_20_Paragraph_20_Font">
      <style:text-properties fo:color="#000000" style:font-name="Tahoma" fo:font-family="Tahoma" style:font-family-generic="roman" style:font-pitch="variable" fo:font-size="8pt" fo:language="en" fo:country="US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en" style:country-complex="US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Arial Unicode MS" style:font-family-asian="'Arial Unicode MS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Calibri1" style:font-family-complex="Calibri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6" style:num-suffix="" text:bullet-char="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8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4" style:num-suffix="" text:bullet-char="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0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1.9472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.4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9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3.4472in"/>
        </style:list-level-properties>
        <style:text-properties fo:font-family="Wingdings" style:font-charset="x-symbol"/>
      </text:list-level-style-bullet>
      <text:list-level-style-bullet text:level="7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3.9472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4.4472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fo:text-indent="-0.25in" fo:margin-left="4.9472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7T20:56:00</meta:creation-date>
    <meta:initial-creator> Kristian Rother</meta:initial-creator>
    <dc:language>en-US</dc:language>
    <meta:print-date>2010-06-07T20:56:00</meta:print-date>
    <dc:date>2017-02-05T23:19:27.283802280</dc:date>
    <meta:editing-cycles>4</meta:editing-cycles>
    <meta:editing-duration>PT1S</meta:editing-duration>
    <meta:generator>LibreOffice/4.2.8.2$Linux_X86_64 LibreOffice_project/420m0$Build-2</meta:generator>
    <meta:document-statistic meta:table-count="2" meta:image-count="0" meta:object-count="0" meta:page-count="3" meta:paragraph-count="61" meta:word-count="360" meta:character-count="2386" meta:non-whitespace-character-count="2060"/>
    <meta:template xlink:type="simple" xlink:actuate="onRequest" xlink:title="Normal.dotm" xlink:href=""/>
  </office:meta>
</office:document-meta>
</file>